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9 月 底" calcext:value-type="string" table:number-columns-spanned="11" table:number-rows-spanned="1">
            <text:p><text:s text:c="4"/>中 華 民 國 99 年 9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46090" calcext:value-type="float">
            <text:p><text:s text:c="3"/>23,146,090</text:p>
          </table:table-cell>
          <table:table-cell table:style-name="ce15" office:value-type="float" office:value="974497" calcext:value-type="float">
            <text:p><text:s text:c="3"/>974,497</text:p>
          </table:table-cell>
          <table:table-cell table:style-name="ce25" office:value-type="float" office:value="4.21" calcext:value-type="float">
            <text:p><text:s text:c="3"/>4.21</text:p>
          </table:table-cell>
          <table:table-cell table:style-name="ce15" office:value-type="float" office:value="1406741" calcext:value-type="float">
            <text:p><text:s text:c="3"/>1,406,741</text:p>
          </table:table-cell>
          <table:table-cell table:style-name="ce25" office:value-type="float" office:value="6.08" calcext:value-type="float">
            <text:p><text:s text:c="3"/>6.08</text:p>
          </table:table-cell>
          <table:table-cell table:style-name="ce15" office:value-type="float" office:value="2734016" calcext:value-type="float">
            <text:p><text:s text:c="3"/>2,734,016</text:p>
          </table:table-cell>
          <table:table-cell table:style-name="ce25" office:value-type="float" office:value="11.81" calcext:value-type="float">
            <text:p><text:s text:c="3"/>11.81</text:p>
          </table:table-cell>
          <table:table-cell table:style-name="ce32" office:value-type="float" office:value="1902603" calcext:value-type="float">
            <text:p><text:s text:c="3"/>1,902,603</text:p>
          </table:table-cell>
          <table:table-cell table:style-name="ce25" office:value-type="float" office:value="8.22" calcext:value-type="float">
            <text:p><text:s text:c="3"/>8.22</text:p>
          </table:table-cell>
          <table:table-cell table:style-name="ce39" office:value-type="float" office:value="17870363" calcext:value-type="float">
            <text:p><text:s text:c="3"/>17,870,363</text:p>
          </table:table-cell>
          <table:table-cell table:style-name="ce25" office:value-type="float" office:value="77.21" calcext:value-type="float">
            <text:p><text:s text:c="3"/>77.21</text:p>
          </table:table-cell>
          <table:table-cell table:style-name="ce39" office:value-type="float" office:value="2478811" calcext:value-type="float">
            <text:p><text:s text:c="3"/>2,478,811</text:p>
          </table:table-cell>
          <table:table-cell table:style-name="ce50" office:value-type="float" office:value="10.71" calcext:value-type="float">
            <text:p><text:s text:c="3"/>10.71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40042" calcext:value-type="float">
            <text:p><text:s text:c="3"/>23,040,042</text:p>
          </table:table-cell>
          <table:table-cell table:style-name="ce16" office:value-type="float" office:value="969168" calcext:value-type="float">
            <text:p><text:s text:c="3"/>969,168</text:p>
          </table:table-cell>
          <table:table-cell table:style-name="ce25" office:value-type="float" office:value="4.21" calcext:value-type="float">
            <text:p><text:s text:c="3"/>4.21</text:p>
          </table:table-cell>
          <table:table-cell table:style-name="ce16" office:value-type="float" office:value="1399840" calcext:value-type="float">
            <text:p><text:s text:c="3"/>1,399,840</text:p>
          </table:table-cell>
          <table:table-cell table:style-name="ce25" office:value-type="float" office:value="6.08" calcext:value-type="float">
            <text:p><text:s text:c="3"/>6.08</text:p>
          </table:table-cell>
          <table:table-cell table:style-name="ce16" office:value-type="float" office:value="2722680" calcext:value-type="float">
            <text:p><text:s text:c="3"/>2,722,680</text:p>
          </table:table-cell>
          <table:table-cell table:style-name="ce25" office:value-type="float" office:value="11.82" calcext:value-type="float">
            <text:p><text:s text:c="3"/>11.82</text:p>
          </table:table-cell>
          <table:table-cell table:style-name="ce33" office:value-type="float" office:value="1895984" calcext:value-type="float">
            <text:p><text:s text:c="3"/>1,895,984</text:p>
          </table:table-cell>
          <table:table-cell table:style-name="ce25" office:value-type="float" office:value="8.23" calcext:value-type="float">
            <text:p><text:s text:c="3"/>8.23</text:p>
          </table:table-cell>
          <table:table-cell table:style-name="ce40" office:value-type="float" office:value="17785325" calcext:value-type="float">
            <text:p><text:s text:c="3"/>17,785,325</text:p>
          </table:table-cell>
          <table:table-cell table:style-name="ce25" office:value-type="float" office:value="77.19" calcext:value-type="float">
            <text:p><text:s text:c="3"/>77.19</text:p>
          </table:table-cell>
          <table:table-cell table:style-name="ce40" office:value-type="float" office:value="2466284" calcext:value-type="float">
            <text:p><text:s text:c="3"/>2,466,284</text:p>
          </table:table-cell>
          <table:table-cell table:style-name="ce51" office:value-type="float" office:value="10.7" calcext:value-type="float">
            <text:p><text:s text:c="3"/>10.7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901674" calcext:value-type="float">
            <text:p><text:s text:c="3"/>18,901,674</text:p>
          </table:table-cell>
          <table:table-cell table:style-name="ce16" office:value-type="float" office:value="802066" calcext:value-type="float">
            <text:p><text:s text:c="3"/>802,066</text:p>
          </table:table-cell>
          <table:table-cell table:style-name="ce25" office:value-type="float" office:value="4.24" calcext:value-type="float">
            <text:p><text:s text:c="3"/>4.24</text:p>
          </table:table-cell>
          <table:table-cell table:style-name="ce16" office:value-type="float" office:value="1161492" calcext:value-type="float">
            <text:p><text:s text:c="3"/>1,161,492</text:p>
          </table:table-cell>
          <table:table-cell table:style-name="ce25" office:value-type="float" office:value="6.14" calcext:value-type="float">
            <text:p><text:s text:c="3"/>6.14</text:p>
          </table:table-cell>
          <table:table-cell table:style-name="ce16" office:value-type="float" office:value="2262427" calcext:value-type="float">
            <text:p><text:s text:c="3"/>2,262,427</text:p>
          </table:table-cell>
          <table:table-cell table:style-name="ce25" office:value-type="float" office:value="11.97" calcext:value-type="float">
            <text:p><text:s text:c="3"/>11.97</text:p>
          </table:table-cell>
          <table:table-cell table:style-name="ce33" office:value-type="float" office:value="1579061" calcext:value-type="float">
            <text:p><text:s text:c="3"/>1,579,061</text:p>
          </table:table-cell>
          <table:table-cell table:style-name="ce25" office:value-type="float" office:value="8.35" calcext:value-type="float">
            <text:p><text:s text:c="3"/>8.35</text:p>
          </table:table-cell>
          <table:table-cell table:style-name="ce40" office:value-type="float" office:value="14524999" calcext:value-type="float">
            <text:p><text:s text:c="3"/>14,524,999</text:p>
          </table:table-cell>
          <table:table-cell table:style-name="ce25" office:value-type="float" office:value="76.85" calcext:value-type="float">
            <text:p><text:s text:c="3"/>76.85</text:p>
          </table:table-cell>
          <table:table-cell table:style-name="ce40" office:value-type="float" office:value="1981603" calcext:value-type="float">
            <text:p><text:s text:c="3"/>1,981,603</text:p>
          </table:table-cell>
          <table:table-cell table:style-name="ce51" office:value-type="float" office:value="10.48" calcext:value-type="float">
            <text:p><text:s text:c="3"/>10.4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92603" calcext:value-type="float">
            <text:p><text:s text:c="3"/>3,892,603</text:p>
          </table:table-cell>
          <table:table-cell table:style-name="ce17" office:value-type="float" office:value="160654" calcext:value-type="float">
            <text:p><text:s text:c="3"/>160,654</text:p>
          </table:table-cell>
          <table:table-cell table:style-name="ce26" office:value-type="float" office:value="4.13" calcext:value-type="float">
            <text:p><text:s text:c="3"/>4.13</text:p>
          </table:table-cell>
          <table:table-cell table:style-name="ce17" office:value-type="float" office:value="231380" calcext:value-type="float">
            <text:p><text:s text:c="3"/>231,380</text:p>
          </table:table-cell>
          <table:table-cell table:style-name="ce26" office:value-type="float" office:value="5.94" calcext:value-type="float">
            <text:p><text:s text:c="3"/>5.94</text:p>
          </table:table-cell>
          <table:table-cell table:style-name="ce17" office:value-type="float" office:value="444547" calcext:value-type="float">
            <text:p><text:s text:c="3"/>444,547</text:p>
          </table:table-cell>
          <table:table-cell table:style-name="ce26" office:value-type="float" office:value="11.42" calcext:value-type="float">
            <text:p><text:s text:c="3"/>11.42</text:p>
          </table:table-cell>
          <table:table-cell table:style-name="ce34" office:value-type="float" office:value="311457" calcext:value-type="float">
            <text:p><text:s text:c="3"/>311,457</text:p>
          </table:table-cell>
          <table:table-cell table:style-name="ce26" office:value-type="float" office:value="8" calcext:value-type="float">
            <text:p><text:s text:c="3"/>8.00</text:p>
          </table:table-cell>
          <table:table-cell table:style-name="ce41" office:value-type="float" office:value="3026778" calcext:value-type="float">
            <text:p><text:s text:c="3"/>3,026,778</text:p>
          </table:table-cell>
          <table:table-cell table:style-name="ce26" office:value-type="float" office:value="77.76" calcext:value-type="float">
            <text:p><text:s text:c="3"/>77.76</text:p>
          </table:table-cell>
          <table:table-cell table:style-name="ce34" office:value-type="float" office:value="319381" calcext:value-type="float">
            <text:p><text:s text:c="3"/>319,381</text:p>
          </table:table-cell>
          <table:table-cell table:style-name="ce52" office:value-type="float" office:value="8.2" calcext:value-type="float">
            <text:p><text:s text:c="3"/>8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679" calcext:value-type="float">
            <text:p><text:s text:c="3"/>460,679</text:p>
          </table:table-cell>
          <table:table-cell table:style-name="ce17" office:value-type="float" office:value="18042" calcext:value-type="float">
            <text:p><text:s text:c="3"/>18,042</text:p>
          </table:table-cell>
          <table:table-cell table:style-name="ce26" office:value-type="float" office:value="3.92" calcext:value-type="float">
            <text:p><text:s text:c="3"/>3.92</text:p>
          </table:table-cell>
          <table:table-cell table:style-name="ce17" office:value-type="float" office:value="26300" calcext:value-type="float">
            <text:p><text:s text:c="3"/>26,300</text:p>
          </table:table-cell>
          <table:table-cell table:style-name="ce26" office:value-type="float" office:value="5.71" calcext:value-type="float">
            <text:p><text:s text:c="3"/>5.71</text:p>
          </table:table-cell>
          <table:table-cell table:style-name="ce17" office:value-type="float" office:value="51966" calcext:value-type="float">
            <text:p><text:s text:c="3"/>51,966</text:p>
          </table:table-cell>
          <table:table-cell table:style-name="ce26" office:value-type="float" office:value="11.28" calcext:value-type="float">
            <text:p><text:s text:c="3"/>11.28</text:p>
          </table:table-cell>
          <table:table-cell table:style-name="ce34" office:value-type="float" office:value="39599" calcext:value-type="float">
            <text:p><text:s text:c="3"/>39,599</text:p>
          </table:table-cell>
          <table:table-cell table:style-name="ce26" office:value-type="float" office:value="8.6" calcext:value-type="float">
            <text:p><text:s text:c="3"/>8.60</text:p>
          </table:table-cell>
          <table:table-cell table:style-name="ce41" office:value-type="float" office:value="355642" calcext:value-type="float">
            <text:p><text:s text:c="3"/>355,642</text:p>
          </table:table-cell>
          <table:table-cell table:style-name="ce26" office:value-type="float" office:value="77.2" calcext:value-type="float">
            <text:p><text:s text:c="3"/>77.20</text:p>
          </table:table-cell>
          <table:table-cell table:style-name="ce34" office:value-type="float" office:value="60261" calcext:value-type="float">
            <text:p><text:s text:c="3"/>60,261</text:p>
          </table:table-cell>
          <table:table-cell table:style-name="ce52" office:value-type="float" office:value="13.08" calcext:value-type="float">
            <text:p><text:s text:c="3"/>13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2002318" calcext:value-type="float">
            <text:p><text:s text:c="3"/>2,002,318</text:p>
          </table:table-cell>
          <table:table-cell table:style-name="ce17" office:value-type="float" office:value="96906" calcext:value-type="float">
            <text:p><text:s text:c="3"/>96,906</text:p>
          </table:table-cell>
          <table:table-cell table:style-name="ce26" office:value-type="float" office:value="4.84" calcext:value-type="float">
            <text:p><text:s text:c="3"/>4.84</text:p>
          </table:table-cell>
          <table:table-cell table:style-name="ce17" office:value-type="float" office:value="141356" calcext:value-type="float">
            <text:p><text:s text:c="3"/>141,356</text:p>
          </table:table-cell>
          <table:table-cell table:style-name="ce26" office:value-type="float" office:value="7.06" calcext:value-type="float">
            <text:p><text:s text:c="3"/>7.06</text:p>
          </table:table-cell>
          <table:table-cell table:style-name="ce17" office:value-type="float" office:value="276840" calcext:value-type="float">
            <text:p><text:s text:c="3"/>276,840</text:p>
          </table:table-cell>
          <table:table-cell table:style-name="ce26" office:value-type="float" office:value="13.83" calcext:value-type="float">
            <text:p><text:s text:c="3"/>13.83</text:p>
          </table:table-cell>
          <table:table-cell table:style-name="ce34" office:value-type="float" office:value="184505" calcext:value-type="float">
            <text:p><text:s text:c="3"/>184,505</text:p>
          </table:table-cell>
          <table:table-cell table:style-name="ce26" office:value-type="float" office:value="9.21" calcext:value-type="float">
            <text:p><text:s text:c="3"/>9.21</text:p>
          </table:table-cell>
          <table:table-cell table:style-name="ce41" office:value-type="float" office:value="1481528" calcext:value-type="float">
            <text:p><text:s text:c="3"/>1,481,528</text:p>
          </table:table-cell>
          <table:table-cell table:style-name="ce26" office:value-type="float" office:value="73.99" calcext:value-type="float">
            <text:p><text:s text:c="3"/>73.99</text:p>
          </table:table-cell>
          <table:table-cell table:style-name="ce34" office:value-type="float" office:value="164293" calcext:value-type="float">
            <text:p><text:s text:c="3"/>164,293</text:p>
          </table:table-cell>
          <table:table-cell table:style-name="ce52" office:value-type="float" office:value="8.21" calcext:value-type="float">
            <text:p><text:s text:c="3"/>8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2097" calcext:value-type="float">
            <text:p><text:s text:c="3"/>512,097</text:p>
          </table:table-cell>
          <table:table-cell table:style-name="ce17" office:value-type="float" office:value="29492" calcext:value-type="float">
            <text:p><text:s text:c="3"/>29,492</text:p>
          </table:table-cell>
          <table:table-cell table:style-name="ce26" office:value-type="float" office:value="5.76" calcext:value-type="float">
            <text:p><text:s text:c="3"/>5.76</text:p>
          </table:table-cell>
          <table:table-cell table:style-name="ce17" office:value-type="float" office:value="41668" calcext:value-type="float">
            <text:p><text:s text:c="3"/>41,668</text:p>
          </table:table-cell>
          <table:table-cell table:style-name="ce26" office:value-type="float" office:value="8.14" calcext:value-type="float">
            <text:p><text:s text:c="3"/>8.14</text:p>
          </table:table-cell>
          <table:table-cell table:style-name="ce17" office:value-type="float" office:value="75665" calcext:value-type="float">
            <text:p><text:s text:c="3"/>75,665</text:p>
          </table:table-cell>
          <table:table-cell table:style-name="ce26" office:value-type="float" office:value="14.78" calcext:value-type="float">
            <text:p><text:s text:c="3"/>14.78</text:p>
          </table:table-cell>
          <table:table-cell table:style-name="ce34" office:value-type="float" office:value="44515" calcext:value-type="float">
            <text:p><text:s text:c="3"/>44,515</text:p>
          </table:table-cell>
          <table:table-cell table:style-name="ce26" office:value-type="float" office:value="8.69" calcext:value-type="float">
            <text:p><text:s text:c="3"/>8.69</text:p>
          </table:table-cell>
          <table:table-cell table:style-name="ce41" office:value-type="float" office:value="377149" calcext:value-type="float">
            <text:p><text:s text:c="3"/>377,149</text:p>
          </table:table-cell>
          <table:table-cell table:style-name="ce26" office:value-type="float" office:value="73.65" calcext:value-type="float">
            <text:p><text:s text:c="3"/>73.65</text:p>
          </table:table-cell>
          <table:table-cell table:style-name="ce34" office:value-type="float" office:value="57299" calcext:value-type="float">
            <text:p><text:s text:c="3"/>57,299</text:p>
          </table:table-cell>
          <table:table-cell table:style-name="ce52" office:value-type="float" office:value="11.19" calcext:value-type="float">
            <text:p><text:s text:c="3"/>11.1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557" calcext:value-type="float">
            <text:p><text:s text:c="3"/>560,557</text:p>
          </table:table-cell>
          <table:table-cell table:style-name="ce17" office:value-type="float" office:value="23855" calcext:value-type="float">
            <text:p><text:s text:c="3"/>23,855</text:p>
          </table:table-cell>
          <table:table-cell table:style-name="ce26" office:value-type="float" office:value="4.26" calcext:value-type="float">
            <text:p><text:s text:c="3"/>4.26</text:p>
          </table:table-cell>
          <table:table-cell table:style-name="ce17" office:value-type="float" office:value="34687" calcext:value-type="float">
            <text:p><text:s text:c="3"/>34,687</text:p>
          </table:table-cell>
          <table:table-cell table:style-name="ce26" office:value-type="float" office:value="6.19" calcext:value-type="float">
            <text:p><text:s text:c="3"/>6.19</text:p>
          </table:table-cell>
          <table:table-cell table:style-name="ce17" office:value-type="float" office:value="67129" calcext:value-type="float">
            <text:p><text:s text:c="3"/>67,129</text:p>
          </table:table-cell>
          <table:table-cell table:style-name="ce26" office:value-type="float" office:value="11.98" calcext:value-type="float">
            <text:p><text:s text:c="3"/>11.98</text:p>
          </table:table-cell>
          <table:table-cell table:style-name="ce34" office:value-type="float" office:value="46052" calcext:value-type="float">
            <text:p><text:s text:c="3"/>46,052</text:p>
          </table:table-cell>
          <table:table-cell table:style-name="ce26" office:value-type="float" office:value="8.22" calcext:value-type="float">
            <text:p><text:s text:c="3"/>8.22</text:p>
          </table:table-cell>
          <table:table-cell table:style-name="ce41" office:value-type="float" office:value="431129" calcext:value-type="float">
            <text:p><text:s text:c="3"/>431,129</text:p>
          </table:table-cell>
          <table:table-cell table:style-name="ce26" office:value-type="float" office:value="76.91" calcext:value-type="float">
            <text:p><text:s text:c="3"/>76.91</text:p>
          </table:table-cell>
          <table:table-cell table:style-name="ce34" office:value-type="float" office:value="75068" calcext:value-type="float">
            <text:p><text:s text:c="3"/>75,068</text:p>
          </table:table-cell>
          <table:table-cell table:style-name="ce52" office:value-type="float" office:value="13.39" calcext:value-type="float">
            <text:p><text:s text:c="3"/>13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4577" calcext:value-type="float">
            <text:p><text:s text:c="3"/>1,564,577</text:p>
          </table:table-cell>
          <table:table-cell table:style-name="ce17" office:value-type="float" office:value="71186" calcext:value-type="float">
            <text:p><text:s text:c="3"/>71,186</text:p>
          </table:table-cell>
          <table:table-cell table:style-name="ce26" office:value-type="float" office:value="4.55" calcext:value-type="float">
            <text:p><text:s text:c="3"/>4.55</text:p>
          </table:table-cell>
          <table:table-cell table:style-name="ce17" office:value-type="float" office:value="103089" calcext:value-type="float">
            <text:p><text:s text:c="3"/>103,089</text:p>
          </table:table-cell>
          <table:table-cell table:style-name="ce26" office:value-type="float" office:value="6.59" calcext:value-type="float">
            <text:p><text:s text:c="3"/>6.59</text:p>
          </table:table-cell>
          <table:table-cell table:style-name="ce17" office:value-type="float" office:value="200343" calcext:value-type="float">
            <text:p><text:s text:c="3"/>200,343</text:p>
          </table:table-cell>
          <table:table-cell table:style-name="ce26" office:value-type="float" office:value="12.8" calcext:value-type="float">
            <text:p><text:s text:c="3"/>12.80</text:p>
          </table:table-cell>
          <table:table-cell table:style-name="ce34" office:value-type="float" office:value="140635" calcext:value-type="float">
            <text:p><text:s text:c="3"/>140,635</text:p>
          </table:table-cell>
          <table:table-cell table:style-name="ce26" office:value-type="float" office:value="8.99" calcext:value-type="float">
            <text:p><text:s text:c="3"/>8.99</text:p>
          </table:table-cell>
          <table:table-cell table:style-name="ce41" office:value-type="float" office:value="1175579" calcext:value-type="float">
            <text:p><text:s text:c="3"/>1,175,579</text:p>
          </table:table-cell>
          <table:table-cell table:style-name="ce26" office:value-type="float" office:value="75.14" calcext:value-type="float">
            <text:p><text:s text:c="3"/>75.14</text:p>
          </table:table-cell>
          <table:table-cell table:style-name="ce34" office:value-type="float" office:value="140035" calcext:value-type="float">
            <text:p><text:s text:c="3"/>140,035</text:p>
          </table:table-cell>
          <table:table-cell table:style-name="ce52" office:value-type="float" office:value="8.95" calcext:value-type="float">
            <text:p><text:s text:c="3"/>8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07843" calcext:value-type="float">
            <text:p><text:s text:c="3"/>1,307,843</text:p>
          </table:table-cell>
          <table:table-cell table:style-name="ce17" office:value-type="float" office:value="57903" calcext:value-type="float">
            <text:p><text:s text:c="3"/>57,903</text:p>
          </table:table-cell>
          <table:table-cell table:style-name="ce26" office:value-type="float" office:value="4.43" calcext:value-type="float">
            <text:p><text:s text:c="3"/>4.43</text:p>
          </table:table-cell>
          <table:table-cell table:style-name="ce17" office:value-type="float" office:value="83701" calcext:value-type="float">
            <text:p><text:s text:c="3"/>83,701</text:p>
          </table:table-cell>
          <table:table-cell table:style-name="ce26" office:value-type="float" office:value="6.4" calcext:value-type="float">
            <text:p><text:s text:c="3"/>6.40</text:p>
          </table:table-cell>
          <table:table-cell table:style-name="ce17" office:value-type="float" office:value="161930" calcext:value-type="float">
            <text:p><text:s text:c="3"/>161,930</text:p>
          </table:table-cell>
          <table:table-cell table:style-name="ce26" office:value-type="float" office:value="12.38" calcext:value-type="float">
            <text:p><text:s text:c="3"/>12.38</text:p>
          </table:table-cell>
          <table:table-cell table:style-name="ce34" office:value-type="float" office:value="108638" calcext:value-type="float">
            <text:p><text:s text:c="3"/>108,638</text:p>
          </table:table-cell>
          <table:table-cell table:style-name="ce26" office:value-type="float" office:value="8.31" calcext:value-type="float">
            <text:p><text:s text:c="3"/>8.31</text:p>
          </table:table-cell>
          <table:table-cell table:style-name="ce41" office:value-type="float" office:value="999621" calcext:value-type="float">
            <text:p><text:s text:c="3"/>999,621</text:p>
          </table:table-cell>
          <table:table-cell table:style-name="ce26" office:value-type="float" office:value="76.43" calcext:value-type="float">
            <text:p><text:s text:c="3"/>76.43</text:p>
          </table:table-cell>
          <table:table-cell table:style-name="ce34" office:value-type="float" office:value="157672" calcext:value-type="float">
            <text:p><text:s text:c="3"/>157,672</text:p>
          </table:table-cell>
          <table:table-cell table:style-name="ce52" office:value-type="float" office:value="12.06" calcext:value-type="float">
            <text:p><text:s text:c="3"/>12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27299" calcext:value-type="float">
            <text:p><text:s text:c="3"/>527,299</text:p>
          </table:table-cell>
          <table:table-cell table:style-name="ce17" office:value-type="float" office:value="19969" calcext:value-type="float">
            <text:p><text:s text:c="3"/>19,969</text:p>
          </table:table-cell>
          <table:table-cell table:style-name="ce26" office:value-type="float" office:value="3.79" calcext:value-type="float">
            <text:p><text:s text:c="3"/>3.79</text:p>
          </table:table-cell>
          <table:table-cell table:style-name="ce17" office:value-type="float" office:value="29220" calcext:value-type="float">
            <text:p><text:s text:c="3"/>29,220</text:p>
          </table:table-cell>
          <table:table-cell table:style-name="ce26" office:value-type="float" office:value="5.54" calcext:value-type="float">
            <text:p><text:s text:c="3"/>5.54</text:p>
          </table:table-cell>
          <table:table-cell table:style-name="ce17" office:value-type="float" office:value="58386" calcext:value-type="float">
            <text:p><text:s text:c="3"/>58,386</text:p>
          </table:table-cell>
          <table:table-cell table:style-name="ce26" office:value-type="float" office:value="11.07" calcext:value-type="float">
            <text:p><text:s text:c="3"/>11.07</text:p>
          </table:table-cell>
          <table:table-cell table:style-name="ce34" office:value-type="float" office:value="43181" calcext:value-type="float">
            <text:p><text:s text:c="3"/>43,181</text:p>
          </table:table-cell>
          <table:table-cell table:style-name="ce26" office:value-type="float" office:value="8.19" calcext:value-type="float">
            <text:p><text:s text:c="3"/>8.19</text:p>
          </table:table-cell>
          <table:table-cell table:style-name="ce41" office:value-type="float" office:value="410702" calcext:value-type="float">
            <text:p><text:s text:c="3"/>410,702</text:p>
          </table:table-cell>
          <table:table-cell table:style-name="ce26" office:value-type="float" office:value="77.89" calcext:value-type="float">
            <text:p><text:s text:c="3"/>77.89</text:p>
          </table:table-cell>
          <table:table-cell table:style-name="ce34" office:value-type="float" office:value="71242" calcext:value-type="float">
            <text:p><text:s text:c="3"/>71,242</text:p>
          </table:table-cell>
          <table:table-cell table:style-name="ce52" office:value-type="float" office:value="13.51" calcext:value-type="float">
            <text:p><text:s text:c="3"/>13.5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18054" calcext:value-type="float">
            <text:p><text:s text:c="3"/>718,054</text:p>
          </table:table-cell>
          <table:table-cell table:style-name="ce17" office:value-type="float" office:value="29045" calcext:value-type="float">
            <text:p><text:s text:c="3"/>29,045</text:p>
          </table:table-cell>
          <table:table-cell table:style-name="ce26" office:value-type="float" office:value="4.04" calcext:value-type="float">
            <text:p><text:s text:c="3"/>4.04</text:p>
          </table:table-cell>
          <table:table-cell table:style-name="ce17" office:value-type="float" office:value="42109" calcext:value-type="float">
            <text:p><text:s text:c="3"/>42,109</text:p>
          </table:table-cell>
          <table:table-cell table:style-name="ce26" office:value-type="float" office:value="5.86" calcext:value-type="float">
            <text:p><text:s text:c="3"/>5.86</text:p>
          </table:table-cell>
          <table:table-cell table:style-name="ce17" office:value-type="float" office:value="82556" calcext:value-type="float">
            <text:p><text:s text:c="3"/>82,556</text:p>
          </table:table-cell>
          <table:table-cell table:style-name="ce26" office:value-type="float" office:value="11.5" calcext:value-type="float">
            <text:p><text:s text:c="3"/>11.50</text:p>
          </table:table-cell>
          <table:table-cell table:style-name="ce34" office:value-type="float" office:value="55077" calcext:value-type="float">
            <text:p><text:s text:c="3"/>55,077</text:p>
          </table:table-cell>
          <table:table-cell table:style-name="ce26" office:value-type="float" office:value="7.67" calcext:value-type="float">
            <text:p><text:s text:c="3"/>7.67</text:p>
          </table:table-cell>
          <table:table-cell table:style-name="ce41" office:value-type="float" office:value="562603" calcext:value-type="float">
            <text:p><text:s text:c="3"/>562,603</text:p>
          </table:table-cell>
          <table:table-cell table:style-name="ce26" office:value-type="float" office:value="78.35" calcext:value-type="float">
            <text:p><text:s text:c="3"/>78.35</text:p>
          </table:table-cell>
          <table:table-cell table:style-name="ce34" office:value-type="float" office:value="108059" calcext:value-type="float">
            <text:p><text:s text:c="3"/>108,059</text:p>
          </table:table-cell>
          <table:table-cell table:style-name="ce52" office:value-type="float" office:value="15.05" calcext:value-type="float">
            <text:p><text:s text:c="3"/>15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3853" calcext:value-type="float">
            <text:p><text:s text:c="3"/>543,853</text:p>
          </table:table-cell>
          <table:table-cell table:style-name="ce17" office:value-type="float" office:value="20729" calcext:value-type="float">
            <text:p><text:s text:c="3"/>20,729</text:p>
          </table:table-cell>
          <table:table-cell table:style-name="ce26" office:value-type="float" office:value="3.81" calcext:value-type="float">
            <text:p><text:s text:c="3"/>3.81</text:p>
          </table:table-cell>
          <table:table-cell table:style-name="ce17" office:value-type="float" office:value="29944" calcext:value-type="float">
            <text:p><text:s text:c="3"/>29,944</text:p>
          </table:table-cell>
          <table:table-cell table:style-name="ce26" office:value-type="float" office:value="5.51" calcext:value-type="float">
            <text:p><text:s text:c="3"/>5.51</text:p>
          </table:table-cell>
          <table:table-cell table:style-name="ce17" office:value-type="float" office:value="57911" calcext:value-type="float">
            <text:p><text:s text:c="3"/>57,911</text:p>
          </table:table-cell>
          <table:table-cell table:style-name="ce26" office:value-type="float" office:value="10.65" calcext:value-type="float">
            <text:p><text:s text:c="3"/>10.65</text:p>
          </table:table-cell>
          <table:table-cell table:style-name="ce34" office:value-type="float" office:value="40005" calcext:value-type="float">
            <text:p><text:s text:c="3"/>40,005</text:p>
          </table:table-cell>
          <table:table-cell table:style-name="ce26" office:value-type="float" office:value="7.36" calcext:value-type="float">
            <text:p><text:s text:c="3"/>7.36</text:p>
          </table:table-cell>
          <table:table-cell table:style-name="ce41" office:value-type="float" office:value="431835" calcext:value-type="float">
            <text:p><text:s text:c="3"/>431,835</text:p>
          </table:table-cell>
          <table:table-cell table:style-name="ce26" office:value-type="float" office:value="79.4" calcext:value-type="float">
            <text:p><text:s text:c="3"/>79.40</text:p>
          </table:table-cell>
          <table:table-cell table:style-name="ce34" office:value-type="float" office:value="85105" calcext:value-type="float">
            <text:p><text:s text:c="3"/>85,105</text:p>
          </table:table-cell>
          <table:table-cell table:style-name="ce52" office:value-type="float" office:value="15.65" calcext:value-type="float">
            <text:p><text:s text:c="3"/>15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1866" calcext:value-type="float">
            <text:p><text:s text:c="3"/>1,101,866</text:p>
          </table:table-cell>
          <table:table-cell table:style-name="ce17" office:value-type="float" office:value="40514" calcext:value-type="float">
            <text:p><text:s text:c="3"/>40,514</text:p>
          </table:table-cell>
          <table:table-cell table:style-name="ce26" office:value-type="float" office:value="3.68" calcext:value-type="float">
            <text:p><text:s text:c="3"/>3.68</text:p>
          </table:table-cell>
          <table:table-cell table:style-name="ce17" office:value-type="float" office:value="58545" calcext:value-type="float">
            <text:p><text:s text:c="3"/>58,545</text:p>
          </table:table-cell>
          <table:table-cell table:style-name="ce26" office:value-type="float" office:value="5.31" calcext:value-type="float">
            <text:p><text:s text:c="3"/>5.31</text:p>
          </table:table-cell>
          <table:table-cell table:style-name="ce17" office:value-type="float" office:value="114249" calcext:value-type="float">
            <text:p><text:s text:c="3"/>114,249</text:p>
          </table:table-cell>
          <table:table-cell table:style-name="ce26" office:value-type="float" office:value="10.37" calcext:value-type="float">
            <text:p><text:s text:c="3"/>10.37</text:p>
          </table:table-cell>
          <table:table-cell table:style-name="ce34" office:value-type="float" office:value="84048" calcext:value-type="float">
            <text:p><text:s text:c="3"/>84,048</text:p>
          </table:table-cell>
          <table:table-cell table:style-name="ce26" office:value-type="float" office:value="7.63" calcext:value-type="float">
            <text:p><text:s text:c="3"/>7.63</text:p>
          </table:table-cell>
          <table:table-cell table:style-name="ce41" office:value-type="float" office:value="873695" calcext:value-type="float">
            <text:p><text:s text:c="3"/>873,695</text:p>
          </table:table-cell>
          <table:table-cell table:style-name="ce26" office:value-type="float" office:value="79.29" calcext:value-type="float">
            <text:p><text:s text:c="3"/>79.29</text:p>
          </table:table-cell>
          <table:table-cell table:style-name="ce34" office:value-type="float" office:value="142575" calcext:value-type="float">
            <text:p><text:s text:c="3"/>142,575</text:p>
          </table:table-cell>
          <table:table-cell table:style-name="ce52" office:value-type="float" office:value="12.94" calcext:value-type="float">
            <text:p><text:s text:c="3"/>12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332" calcext:value-type="float">
            <text:p><text:s text:c="3"/>1,243,332</text:p>
          </table:table-cell>
          <table:table-cell table:style-name="ce17" office:value-type="float" office:value="48695" calcext:value-type="float">
            <text:p><text:s text:c="3"/>48,695</text:p>
          </table:table-cell>
          <table:table-cell table:style-name="ce26" office:value-type="float" office:value="3.92" calcext:value-type="float">
            <text:p><text:s text:c="3"/>3.92</text:p>
          </table:table-cell>
          <table:table-cell table:style-name="ce17" office:value-type="float" office:value="69788" calcext:value-type="float">
            <text:p><text:s text:c="3"/>69,788</text:p>
          </table:table-cell>
          <table:table-cell table:style-name="ce26" office:value-type="float" office:value="5.61" calcext:value-type="float">
            <text:p><text:s text:c="3"/>5.61</text:p>
          </table:table-cell>
          <table:table-cell table:style-name="ce17" office:value-type="float" office:value="134237" calcext:value-type="float">
            <text:p><text:s text:c="3"/>134,237</text:p>
          </table:table-cell>
          <table:table-cell table:style-name="ce26" office:value-type="float" office:value="10.8" calcext:value-type="float">
            <text:p><text:s text:c="3"/>10.80</text:p>
          </table:table-cell>
          <table:table-cell table:style-name="ce34" office:value-type="float" office:value="98139" calcext:value-type="float">
            <text:p><text:s text:c="3"/>98,139</text:p>
          </table:table-cell>
          <table:table-cell table:style-name="ce26" office:value-type="float" office:value="7.89" calcext:value-type="float">
            <text:p><text:s text:c="3"/>7.89</text:p>
          </table:table-cell>
          <table:table-cell table:style-name="ce41" office:value-type="float" office:value="976113" calcext:value-type="float">
            <text:p><text:s text:c="3"/>976,113</text:p>
          </table:table-cell>
          <table:table-cell table:style-name="ce26" office:value-type="float" office:value="78.51" calcext:value-type="float">
            <text:p><text:s text:c="3"/>78.51</text:p>
          </table:table-cell>
          <table:table-cell table:style-name="ce34" office:value-type="float" office:value="129648" calcext:value-type="float">
            <text:p><text:s text:c="3"/>129,648</text:p>
          </table:table-cell>
          <table:table-cell table:style-name="ce52" office:value-type="float" office:value="10.43" calcext:value-type="float">
            <text:p><text:s text:c="3"/>10.4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75379" calcext:value-type="float">
            <text:p><text:s text:c="3"/>875,379</text:p>
          </table:table-cell>
          <table:table-cell table:style-name="ce17" office:value-type="float" office:value="31844" calcext:value-type="float">
            <text:p><text:s text:c="3"/>31,844</text:p>
          </table:table-cell>
          <table:table-cell table:style-name="ce26" office:value-type="float" office:value="3.64" calcext:value-type="float">
            <text:p><text:s text:c="3"/>3.64</text:p>
          </table:table-cell>
          <table:table-cell table:style-name="ce17" office:value-type="float" office:value="46833" calcext:value-type="float">
            <text:p><text:s text:c="3"/>46,833</text:p>
          </table:table-cell>
          <table:table-cell table:style-name="ce26" office:value-type="float" office:value="5.35" calcext:value-type="float">
            <text:p><text:s text:c="3"/>5.35</text:p>
          </table:table-cell>
          <table:table-cell table:style-name="ce17" office:value-type="float" office:value="94223" calcext:value-type="float">
            <text:p><text:s text:c="3"/>94,223</text:p>
          </table:table-cell>
          <table:table-cell table:style-name="ce26" office:value-type="float" office:value="10.76" calcext:value-type="float">
            <text:p><text:s text:c="3"/>10.76</text:p>
          </table:table-cell>
          <table:table-cell table:style-name="ce34" office:value-type="float" office:value="71700" calcext:value-type="float">
            <text:p><text:s text:c="3"/>71,700</text:p>
          </table:table-cell>
          <table:table-cell table:style-name="ce26" office:value-type="float" office:value="8.19" calcext:value-type="float">
            <text:p><text:s text:c="3"/>8.19</text:p>
          </table:table-cell>
          <table:table-cell table:style-name="ce41" office:value-type="float" office:value="685521" calcext:value-type="float">
            <text:p><text:s text:c="3"/>685,521</text:p>
          </table:table-cell>
          <table:table-cell table:style-name="ce26" office:value-type="float" office:value="78.31" calcext:value-type="float">
            <text:p><text:s text:c="3"/>78.31</text:p>
          </table:table-cell>
          <table:table-cell table:style-name="ce34" office:value-type="float" office:value="110128" calcext:value-type="float">
            <text:p><text:s text:c="3"/>110,128</text:p>
          </table:table-cell>
          <table:table-cell table:style-name="ce52" office:value-type="float" office:value="12.58" calcext:value-type="float">
            <text:p><text:s text:c="3"/>12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0941" calcext:value-type="float">
            <text:p><text:s text:c="3"/>230,941</text:p>
          </table:table-cell>
          <table:table-cell table:style-name="ce17" office:value-type="float" office:value="9604" calcext:value-type="float">
            <text:p><text:s text:c="3"/>9,604</text:p>
          </table:table-cell>
          <table:table-cell table:style-name="ce26" office:value-type="float" office:value="4.16" calcext:value-type="float">
            <text:p><text:s text:c="3"/>4.16</text:p>
          </table:table-cell>
          <table:table-cell table:style-name="ce17" office:value-type="float" office:value="13779" calcext:value-type="float">
            <text:p><text:s text:c="3"/>13,779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7" office:value-type="float" office:value="26757" calcext:value-type="float">
            <text:p><text:s text:c="3"/>26,757</text:p>
          </table:table-cell>
          <table:table-cell table:style-name="ce26" office:value-type="float" office:value="11.59" calcext:value-type="float">
            <text:p><text:s text:c="3"/>11.59</text:p>
          </table:table-cell>
          <table:table-cell table:style-name="ce34" office:value-type="float" office:value="18390" calcext:value-type="float">
            <text:p><text:s text:c="3"/>18,390</text:p>
          </table:table-cell>
          <table:table-cell table:style-name="ce26" office:value-type="float" office:value="7.96" calcext:value-type="float">
            <text:p><text:s text:c="3"/>7.96</text:p>
          </table:table-cell>
          <table:table-cell table:style-name="ce41" office:value-type="float" office:value="179461" calcext:value-type="float">
            <text:p><text:s text:c="3"/>179,461</text:p>
          </table:table-cell>
          <table:table-cell table:style-name="ce26" office:value-type="float" office:value="77.71" calcext:value-type="float">
            <text:p><text:s text:c="3"/>77.71</text:p>
          </table:table-cell>
          <table:table-cell table:style-name="ce34" office:value-type="float" office:value="30136" calcext:value-type="float">
            <text:p><text:s text:c="3"/>30,136</text:p>
          </table:table-cell>
          <table:table-cell table:style-name="ce52" office:value-type="float" office:value="13.05" calcext:value-type="float">
            <text:p><text:s text:c="3"/>13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39295" calcext:value-type="float">
            <text:p><text:s text:c="3"/>339,295</text:p>
          </table:table-cell>
          <table:table-cell table:style-name="ce17" office:value-type="float" office:value="13357" calcext:value-type="float">
            <text:p><text:s text:c="3"/>13,357</text:p>
          </table:table-cell>
          <table:table-cell table:style-name="ce26" office:value-type="float" office:value="3.94" calcext:value-type="float">
            <text:p><text:s text:c="3"/>3.94</text:p>
          </table:table-cell>
          <table:table-cell table:style-name="ce17" office:value-type="float" office:value="19411" calcext:value-type="float">
            <text:p><text:s text:c="3"/>19,411</text:p>
          </table:table-cell>
          <table:table-cell table:style-name="ce26" office:value-type="float" office:value="5.72" calcext:value-type="float">
            <text:p><text:s text:c="3"/>5.72</text:p>
          </table:table-cell>
          <table:table-cell table:style-name="ce17" office:value-type="float" office:value="38002" calcext:value-type="float">
            <text:p><text:s text:c="3"/>38,002</text:p>
          </table:table-cell>
          <table:table-cell table:style-name="ce26" office:value-type="float" office:value="11.2" calcext:value-type="float">
            <text:p><text:s text:c="3"/>11.20</text:p>
          </table:table-cell>
          <table:table-cell table:style-name="ce34" office:value-type="float" office:value="28220" calcext:value-type="float">
            <text:p><text:s text:c="3"/>28,220</text:p>
          </table:table-cell>
          <table:table-cell table:style-name="ce26" office:value-type="float" office:value="8.32" calcext:value-type="float">
            <text:p><text:s text:c="3"/>8.32</text:p>
          </table:table-cell>
          <table:table-cell table:style-name="ce41" office:value-type="float" office:value="263538" calcext:value-type="float">
            <text:p><text:s text:c="3"/>263,538</text:p>
          </table:table-cell>
          <table:table-cell table:style-name="ce26" office:value-type="float" office:value="77.67" calcext:value-type="float">
            <text:p><text:s text:c="3"/>77.67</text:p>
          </table:table-cell>
          <table:table-cell table:style-name="ce34" office:value-type="float" office:value="42410" calcext:value-type="float">
            <text:p><text:s text:c="3"/>42,410</text:p>
          </table:table-cell>
          <table:table-cell table:style-name="ce52" office:value-type="float" office:value="12.5" calcext:value-type="float">
            <text:p><text:s text:c="3"/>12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488" calcext:value-type="float">
            <text:p><text:s text:c="3"/>96,488</text:p>
          </table:table-cell>
          <table:table-cell table:style-name="ce17" office:value-type="float" office:value="3759" calcext:value-type="float">
            <text:p><text:s text:c="3"/>3,759</text:p>
          </table:table-cell>
          <table:table-cell table:style-name="ce26" office:value-type="float" office:value="3.9" calcext:value-type="float">
            <text:p><text:s text:c="3"/>3.90</text:p>
          </table:table-cell>
          <table:table-cell table:style-name="ce17" office:value-type="float" office:value="5348" calcext:value-type="float">
            <text:p><text:s text:c="3"/>5,348</text:p>
          </table:table-cell>
          <table:table-cell table:style-name="ce26" office:value-type="float" office:value="5.54" calcext:value-type="float">
            <text:p><text:s text:c="3"/>5.54</text:p>
          </table:table-cell>
          <table:table-cell table:style-name="ce17" office:value-type="float" office:value="10094" calcext:value-type="float">
            <text:p><text:s text:c="3"/>10,094</text:p>
          </table:table-cell>
          <table:table-cell table:style-name="ce26" office:value-type="float" office:value="10.46" calcext:value-type="float">
            <text:p><text:s text:c="3"/>10.46</text:p>
          </table:table-cell>
          <table:table-cell table:style-name="ce34" office:value-type="float" office:value="6776" calcext:value-type="float">
            <text:p><text:s text:c="3"/>6,776</text:p>
          </table:table-cell>
          <table:table-cell table:style-name="ce26" office:value-type="float" office:value="7.02" calcext:value-type="float">
            <text:p><text:s text:c="3"/>7.02</text:p>
          </table:table-cell>
          <table:table-cell table:style-name="ce41" office:value-type="float" office:value="76950" calcext:value-type="float">
            <text:p><text:s text:c="3"/>76,950</text:p>
          </table:table-cell>
          <table:table-cell table:style-name="ce26" office:value-type="float" office:value="79.75" calcext:value-type="float">
            <text:p><text:s text:c="3"/>79.75</text:p>
          </table:table-cell>
          <table:table-cell table:style-name="ce34" office:value-type="float" office:value="14024" calcext:value-type="float">
            <text:p><text:s text:c="3"/>14,024</text:p>
          </table:table-cell>
          <table:table-cell table:style-name="ce52" office:value-type="float" office:value="14.53" calcext:value-type="float">
            <text:p><text:s text:c="3"/>14.5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4954" calcext:value-type="float">
            <text:p><text:s text:c="3"/>384,954</text:p>
          </table:table-cell>
          <table:table-cell table:style-name="ce17" office:value-type="float" office:value="13212" calcext:value-type="float">
            <text:p><text:s text:c="3"/>13,212</text:p>
          </table:table-cell>
          <table:table-cell table:style-name="ce26" office:value-type="float" office:value="3.43" calcext:value-type="float">
            <text:p><text:s text:c="3"/>3.43</text:p>
          </table:table-cell>
          <table:table-cell table:style-name="ce17" office:value-type="float" office:value="19382" calcext:value-type="float">
            <text:p><text:s text:c="3"/>19,382</text:p>
          </table:table-cell>
          <table:table-cell table:style-name="ce26" office:value-type="float" office:value="5.03" calcext:value-type="float">
            <text:p><text:s text:c="3"/>5.03</text:p>
          </table:table-cell>
          <table:table-cell table:style-name="ce17" office:value-type="float" office:value="40024" calcext:value-type="float">
            <text:p><text:s text:c="3"/>40,024</text:p>
          </table:table-cell>
          <table:table-cell table:style-name="ce26" office:value-type="float" office:value="10.4" calcext:value-type="float">
            <text:p><text:s text:c="3"/>10.40</text:p>
          </table:table-cell>
          <table:table-cell table:style-name="ce34" office:value-type="float" office:value="31888" calcext:value-type="float">
            <text:p><text:s text:c="3"/>31,888</text:p>
          </table:table-cell>
          <table:table-cell table:style-name="ce26" office:value-type="float" office:value="8.28" calcext:value-type="float">
            <text:p><text:s text:c="3"/>8.28</text:p>
          </table:table-cell>
          <table:table-cell table:style-name="ce41" office:value-type="float" office:value="301891" calcext:value-type="float">
            <text:p><text:s text:c="3"/>301,891</text:p>
          </table:table-cell>
          <table:table-cell table:style-name="ce26" office:value-type="float" office:value="78.42" calcext:value-type="float">
            <text:p><text:s text:c="3"/>78.42</text:p>
          </table:table-cell>
          <table:table-cell table:style-name="ce34" office:value-type="float" office:value="42392" calcext:value-type="float">
            <text:p><text:s text:c="3"/>42,392</text:p>
          </table:table-cell>
          <table:table-cell table:style-name="ce52" office:value-type="float" office:value="11.01" calcext:value-type="float">
            <text:p><text:s text:c="3"/>11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4323" calcext:value-type="float">
            <text:p><text:s text:c="3"/>414,323</text:p>
          </table:table-cell>
          <table:table-cell table:style-name="ce17" office:value-type="float" office:value="24457" calcext:value-type="float">
            <text:p><text:s text:c="3"/>24,457</text:p>
          </table:table-cell>
          <table:table-cell table:style-name="ce26" office:value-type="float" office:value="5.9" calcext:value-type="float">
            <text:p><text:s text:c="3"/>5.90</text:p>
          </table:table-cell>
          <table:table-cell table:style-name="ce17" office:value-type="float" office:value="34169" calcext:value-type="float">
            <text:p><text:s text:c="3"/>34,169</text:p>
          </table:table-cell>
          <table:table-cell table:style-name="ce26" office:value-type="float" office:value="8.25" calcext:value-type="float">
            <text:p><text:s text:c="3"/>8.25</text:p>
          </table:table-cell>
          <table:table-cell table:style-name="ce17" office:value-type="float" office:value="61984" calcext:value-type="float">
            <text:p><text:s text:c="3"/>61,984</text:p>
          </table:table-cell>
          <table:table-cell table:style-name="ce26" office:value-type="float" office:value="14.96" calcext:value-type="float">
            <text:p><text:s text:c="3"/>14.96</text:p>
          </table:table-cell>
          <table:table-cell table:style-name="ce34" office:value-type="float" office:value="35164" calcext:value-type="float">
            <text:p><text:s text:c="3"/>35,164</text:p>
          </table:table-cell>
          <table:table-cell table:style-name="ce26" office:value-type="float" office:value="8.49" calcext:value-type="float">
            <text:p><text:s text:c="3"/>8.49</text:p>
          </table:table-cell>
          <table:table-cell table:style-name="ce41" office:value-type="float" office:value="306095" calcext:value-type="float">
            <text:p><text:s text:c="3"/>306,095</text:p>
          </table:table-cell>
          <table:table-cell table:style-name="ce26" office:value-type="float" office:value="73.88" calcext:value-type="float">
            <text:p><text:s text:c="3"/>73.88</text:p>
          </table:table-cell>
          <table:table-cell table:style-name="ce34" office:value-type="float" office:value="38815" calcext:value-type="float">
            <text:p><text:s text:c="3"/>38,815</text:p>
          </table:table-cell>
          <table:table-cell table:style-name="ce52" office:value-type="float" office:value="9.37" calcext:value-type="float">
            <text:p><text:s text:c="3"/>9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80617" calcext:value-type="float">
            <text:p><text:s text:c="3"/>1,080,617</text:p>
          </table:table-cell>
          <table:table-cell table:style-name="ce17" office:value-type="float" office:value="47079" calcext:value-type="float">
            <text:p><text:s text:c="3"/>47,079</text:p>
          </table:table-cell>
          <table:table-cell table:style-name="ce26" office:value-type="float" office:value="4.36" calcext:value-type="float">
            <text:p><text:s text:c="3"/>4.36</text:p>
          </table:table-cell>
          <table:table-cell table:style-name="ce17" office:value-type="float" office:value="69456" calcext:value-type="float">
            <text:p><text:s text:c="3"/>69,456</text:p>
          </table:table-cell>
          <table:table-cell table:style-name="ce26" office:value-type="float" office:value="6.43" calcext:value-type="float">
            <text:p><text:s text:c="3"/>6.43</text:p>
          </table:table-cell>
          <table:table-cell table:style-name="ce17" office:value-type="float" office:value="141167" calcext:value-type="float">
            <text:p><text:s text:c="3"/>141,167</text:p>
          </table:table-cell>
          <table:table-cell table:style-name="ce26" office:value-type="float" office:value="13.06" calcext:value-type="float">
            <text:p><text:s text:c="3"/>13.06</text:p>
          </table:table-cell>
          <table:table-cell table:style-name="ce34" office:value-type="float" office:value="100881" calcext:value-type="float">
            <text:p><text:s text:c="3"/>100,881</text:p>
          </table:table-cell>
          <table:table-cell table:style-name="ce26" office:value-type="float" office:value="9.34" calcext:value-type="float">
            <text:p><text:s text:c="3"/>9.34</text:p>
          </table:table-cell>
          <table:table-cell table:style-name="ce41" office:value-type="float" office:value="807667" calcext:value-type="float">
            <text:p><text:s text:c="3"/>807,667</text:p>
          </table:table-cell>
          <table:table-cell table:style-name="ce26" office:value-type="float" office:value="74.74" calcext:value-type="float">
            <text:p><text:s text:c="3"/>74.74</text:p>
          </table:table-cell>
          <table:table-cell table:style-name="ce34" office:value-type="float" office:value="88719" calcext:value-type="float">
            <text:p><text:s text:c="3"/>88,719</text:p>
          </table:table-cell>
          <table:table-cell table:style-name="ce52" office:value-type="float" office:value="8.21" calcext:value-type="float">
            <text:p><text:s text:c="3"/>8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2711" calcext:value-type="float">
            <text:p><text:s text:c="3"/>272,711</text:p>
          </table:table-cell>
          <table:table-cell table:style-name="ce17" office:value-type="float" office:value="10626" calcext:value-type="float">
            <text:p><text:s text:c="3"/>10,626</text:p>
          </table:table-cell>
          <table:table-cell table:style-name="ce26" office:value-type="float" office:value="3.9" calcext:value-type="float">
            <text:p><text:s text:c="3"/>3.90</text:p>
          </table:table-cell>
          <table:table-cell table:style-name="ce17" office:value-type="float" office:value="16192" calcext:value-type="float">
            <text:p><text:s text:c="3"/>16,192</text:p>
          </table:table-cell>
          <table:table-cell table:style-name="ce26" office:value-type="float" office:value="5.94" calcext:value-type="float">
            <text:p><text:s text:c="3"/>5.94</text:p>
          </table:table-cell>
          <table:table-cell table:style-name="ce17" office:value-type="float" office:value="34972" calcext:value-type="float">
            <text:p><text:s text:c="3"/>34,972</text:p>
          </table:table-cell>
          <table:table-cell table:style-name="ce26" office:value-type="float" office:value="12.82" calcext:value-type="float">
            <text:p><text:s text:c="3"/>12.82</text:p>
          </table:table-cell>
          <table:table-cell table:style-name="ce34" office:value-type="float" office:value="25523" calcext:value-type="float">
            <text:p><text:s text:c="3"/>25,523</text:p>
          </table:table-cell>
          <table:table-cell table:style-name="ce26" office:value-type="float" office:value="9.36" calcext:value-type="float">
            <text:p><text:s text:c="3"/>9.36</text:p>
          </table:table-cell>
          <table:table-cell table:style-name="ce41" office:value-type="float" office:value="204723" calcext:value-type="float">
            <text:p><text:s text:c="3"/>204,723</text:p>
          </table:table-cell>
          <table:table-cell table:style-name="ce26" office:value-type="float" office:value="75.07" calcext:value-type="float">
            <text:p><text:s text:c="3"/>75.07</text:p>
          </table:table-cell>
          <table:table-cell table:style-name="ce34" office:value-type="float" office:value="29849" calcext:value-type="float">
            <text:p><text:s text:c="3"/>29,849</text:p>
          </table:table-cell>
          <table:table-cell table:style-name="ce52" office:value-type="float" office:value="10.95" calcext:value-type="float">
            <text:p><text:s text:c="3"/>10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888" calcext:value-type="float">
            <text:p><text:s text:c="3"/>771,888</text:p>
          </table:table-cell>
          <table:table-cell table:style-name="ce17" office:value-type="float" office:value="31138" calcext:value-type="float">
            <text:p><text:s text:c="3"/>31,138</text:p>
          </table:table-cell>
          <table:table-cell table:style-name="ce26" office:value-type="float" office:value="4.03" calcext:value-type="float">
            <text:p><text:s text:c="3"/>4.03</text:p>
          </table:table-cell>
          <table:table-cell table:style-name="ce17" office:value-type="float" office:value="45135" calcext:value-type="float">
            <text:p><text:s text:c="3"/>45,135</text:p>
          </table:table-cell>
          <table:table-cell table:style-name="ce26" office:value-type="float" office:value="5.85" calcext:value-type="float">
            <text:p><text:s text:c="3"/>5.85</text:p>
          </table:table-cell>
          <table:table-cell table:style-name="ce17" office:value-type="float" office:value="89445" calcext:value-type="float">
            <text:p><text:s text:c="3"/>89,445</text:p>
          </table:table-cell>
          <table:table-cell table:style-name="ce26" office:value-type="float" office:value="11.59" calcext:value-type="float">
            <text:p><text:s text:c="3"/>11.59</text:p>
          </table:table-cell>
          <table:table-cell table:style-name="ce34" office:value-type="float" office:value="64668" calcext:value-type="float">
            <text:p><text:s text:c="3"/>64,668</text:p>
          </table:table-cell>
          <table:table-cell table:style-name="ce26" office:value-type="float" office:value="8.38" calcext:value-type="float">
            <text:p><text:s text:c="3"/>8.38</text:p>
          </table:table-cell>
          <table:table-cell table:style-name="ce41" office:value-type="float" office:value="596779" calcext:value-type="float">
            <text:p><text:s text:c="3"/>596,779</text:p>
          </table:table-cell>
          <table:table-cell table:style-name="ce26" office:value-type="float" office:value="77.31" calcext:value-type="float">
            <text:p><text:s text:c="3"/>77.31</text:p>
          </table:table-cell>
          <table:table-cell table:style-name="ce34" office:value-type="float" office:value="74492" calcext:value-type="float">
            <text:p><text:s text:c="3"/>74,492</text:p>
          </table:table-cell>
          <table:table-cell table:style-name="ce52" office:value-type="float" office:value="9.65" calcext:value-type="float">
            <text:p><text:s text:c="3"/>9.65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8923" calcext:value-type="float">
            <text:p><text:s text:c="3"/>2,608,923</text:p>
          </table:table-cell>
          <table:table-cell table:style-name="ce18" office:value-type="float" office:value="107502" calcext:value-type="float">
            <text:p><text:s text:c="3"/>107,502</text:p>
          </table:table-cell>
          <table:table-cell table:style-name="ce25" office:value-type="float" office:value="4.12" calcext:value-type="float">
            <text:p><text:s text:c="3"/>4.12</text:p>
          </table:table-cell>
          <table:table-cell table:style-name="ce18" office:value-type="float" office:value="151627" calcext:value-type="float">
            <text:p><text:s text:c="3"/>151,627</text:p>
          </table:table-cell>
          <table:table-cell table:style-name="ce25" office:value-type="float" office:value="5.81" calcext:value-type="float">
            <text:p><text:s text:c="3"/>5.81</text:p>
          </table:table-cell>
          <table:table-cell table:style-name="ce18" office:value-type="float" office:value="287690" calcext:value-type="float">
            <text:p><text:s text:c="3"/>287,690</text:p>
          </table:table-cell>
          <table:table-cell table:style-name="ce25" office:value-type="float" office:value="11.03" calcext:value-type="float">
            <text:p><text:s text:c="3"/>11.03</text:p>
          </table:table-cell>
          <table:table-cell table:style-name="ce35" office:value-type="float" office:value="195139" calcext:value-type="float">
            <text:p><text:s text:c="3"/>195,139</text:p>
          </table:table-cell>
          <table:table-cell table:style-name="ce25" office:value-type="float" office:value="7.48" calcext:value-type="float">
            <text:p><text:s text:c="3"/>7.48</text:p>
          </table:table-cell>
          <table:table-cell table:style-name="ce42" office:value-type="float" office:value="2064737" calcext:value-type="float">
            <text:p><text:s text:c="3"/>2,064,737</text:p>
          </table:table-cell>
          <table:table-cell table:style-name="ce25" office:value-type="float" office:value="79.14" calcext:value-type="float">
            <text:p><text:s text:c="3"/>79.14</text:p>
          </table:table-cell>
          <table:table-cell table:style-name="ce35" office:value-type="float" office:value="330463" calcext:value-type="float">
            <text:p><text:s text:c="3"/>330,463</text:p>
          </table:table-cell>
          <table:table-cell table:style-name="ce51" office:value-type="float" office:value="12.67" calcext:value-type="float">
            <text:p><text:s text:c="3"/>12.6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9445" calcext:value-type="float">
            <text:p><text:s text:c="3"/>1,529,445</text:p>
          </table:table-cell>
          <table:table-cell table:style-name="ce18" office:value-type="float" office:value="59600" calcext:value-type="float">
            <text:p><text:s text:c="3"/>59,600</text:p>
          </table:table-cell>
          <table:table-cell table:style-name="ce25" office:value-type="float" office:value="3.9" calcext:value-type="float">
            <text:p><text:s text:c="3"/>3.90</text:p>
          </table:table-cell>
          <table:table-cell table:style-name="ce18" office:value-type="float" office:value="86721" calcext:value-type="float">
            <text:p><text:s text:c="3"/>86,721</text:p>
          </table:table-cell>
          <table:table-cell table:style-name="ce25" office:value-type="float" office:value="5.67" calcext:value-type="float">
            <text:p><text:s text:c="3"/>5.67</text:p>
          </table:table-cell>
          <table:table-cell table:style-name="ce18" office:value-type="float" office:value="172563" calcext:value-type="float">
            <text:p><text:s text:c="3"/>172,563</text:p>
          </table:table-cell>
          <table:table-cell table:style-name="ce25" office:value-type="float" office:value="11.28" calcext:value-type="float">
            <text:p><text:s text:c="3"/>11.28</text:p>
          </table:table-cell>
          <table:table-cell table:style-name="ce35" office:value-type="float" office:value="121784" calcext:value-type="float">
            <text:p><text:s text:c="3"/>121,784</text:p>
          </table:table-cell>
          <table:table-cell table:style-name="ce25" office:value-type="float" office:value="7.96" calcext:value-type="float">
            <text:p><text:s text:c="3"/>7.96</text:p>
          </table:table-cell>
          <table:table-cell table:style-name="ce42" office:value-type="float" office:value="1195589" calcext:value-type="float">
            <text:p><text:s text:c="3"/>1,195,589</text:p>
          </table:table-cell>
          <table:table-cell table:style-name="ce25" office:value-type="float" office:value="78.17" calcext:value-type="float">
            <text:p><text:s text:c="3"/>78.17</text:p>
          </table:table-cell>
          <table:table-cell table:style-name="ce35" office:value-type="float" office:value="154218" calcext:value-type="float">
            <text:p><text:s text:c="3"/>154,218</text:p>
          </table:table-cell>
          <table:table-cell table:style-name="ce51" office:value-type="float" office:value="10.08" calcext:value-type="float">
            <text:p><text:s text:c="3"/>10.0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6048" calcext:value-type="float">
            <text:p><text:s text:c="3"/>106,048</text:p>
          </table:table-cell>
          <table:table-cell table:style-name="ce18" office:value-type="float" office:value="5329" calcext:value-type="float">
            <text:p><text:s text:c="3"/>5,329</text:p>
          </table:table-cell>
          <table:table-cell table:style-name="ce25" office:value-type="float" office:value="5.03" calcext:value-type="float">
            <text:p><text:s text:c="3"/>5.03</text:p>
          </table:table-cell>
          <table:table-cell table:style-name="ce18" office:value-type="float" office:value="6901" calcext:value-type="float">
            <text:p><text:s text:c="3"/>6,901</text:p>
          </table:table-cell>
          <table:table-cell table:style-name="ce25" office:value-type="float" office:value="6.51" calcext:value-type="float">
            <text:p><text:s text:c="3"/>6.51</text:p>
          </table:table-cell>
          <table:table-cell table:style-name="ce18" office:value-type="float" office:value="11336" calcext:value-type="float">
            <text:p><text:s text:c="3"/>11,336</text:p>
          </table:table-cell>
          <table:table-cell table:style-name="ce25" office:value-type="float" office:value="10.69" calcext:value-type="float">
            <text:p><text:s text:c="3"/>10.69</text:p>
          </table:table-cell>
          <table:table-cell table:style-name="ce35" office:value-type="float" office:value="6619" calcext:value-type="float">
            <text:p><text:s text:c="3"/>6,619</text:p>
          </table:table-cell>
          <table:table-cell table:style-name="ce25" office:value-type="float" office:value="6.24" calcext:value-type="float">
            <text:p><text:s text:c="3"/>6.24</text:p>
          </table:table-cell>
          <table:table-cell table:style-name="ce42" office:value-type="float" office:value="85038" calcext:value-type="float">
            <text:p><text:s text:c="3"/>85,038</text:p>
          </table:table-cell>
          <table:table-cell table:style-name="ce25" office:value-type="float" office:value="80.19" calcext:value-type="float">
            <text:p><text:s text:c="3"/>80.19</text:p>
          </table:table-cell>
          <table:table-cell table:style-name="ce35" office:value-type="float" office:value="12527" calcext:value-type="float">
            <text:p><text:s text:c="3"/>12,527</text:p>
          </table:table-cell>
          <table:table-cell table:style-name="ce51" office:value-type="float" office:value="11.81" calcext:value-type="float">
            <text:p><text:s text:c="3"/>11.8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6091" calcext:value-type="float">
            <text:p><text:s text:c="3"/>96,091</text:p>
          </table:table-cell>
          <table:table-cell table:style-name="ce17" office:value-type="float" office:value="4822" calcext:value-type="float">
            <text:p><text:s text:c="3"/>4,822</text:p>
          </table:table-cell>
          <table:table-cell table:style-name="ce26" office:value-type="float" office:value="5.02" calcext:value-type="float">
            <text:p><text:s text:c="3"/>5.02</text:p>
          </table:table-cell>
          <table:table-cell table:style-name="ce17" office:value-type="float" office:value="6251" calcext:value-type="float">
            <text:p><text:s text:c="3"/>6,251</text:p>
          </table:table-cell>
          <table:table-cell table:style-name="ce26" office:value-type="float" office:value="6.51" calcext:value-type="float">
            <text:p><text:s text:c="3"/>6.51</text:p>
          </table:table-cell>
          <table:table-cell table:style-name="ce17" office:value-type="float" office:value="10177" calcext:value-type="float">
            <text:p><text:s text:c="3"/>10,177</text:p>
          </table:table-cell>
          <table:table-cell table:style-name="ce26" office:value-type="float" office:value="10.59" calcext:value-type="float">
            <text:p><text:s text:c="3"/>10.59</text:p>
          </table:table-cell>
          <table:table-cell table:style-name="ce34" office:value-type="float" office:value="5953" calcext:value-type="float">
            <text:p><text:s text:c="3"/>5,953</text:p>
          </table:table-cell>
          <table:table-cell table:style-name="ce26" office:value-type="float" office:value="6.2" calcext:value-type="float">
            <text:p><text:s text:c="3"/>6.20</text:p>
          </table:table-cell>
          <table:table-cell table:style-name="ce41" office:value-type="float" office:value="77175" calcext:value-type="float">
            <text:p><text:s text:c="3"/>77,175</text:p>
          </table:table-cell>
          <table:table-cell table:style-name="ce26" office:value-type="float" office:value="80.31" calcext:value-type="float">
            <text:p><text:s text:c="3"/>80.31</text:p>
          </table:table-cell>
          <table:table-cell table:style-name="ce34" office:value-type="float" office:value="11583" calcext:value-type="float">
            <text:p><text:s text:c="3"/>11,583</text:p>
          </table:table-cell>
          <table:table-cell table:style-name="ce52" office:value-type="float" office:value="12.05" calcext:value-type="float">
            <text:p><text:s text:c="3"/>12.05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57" calcext:value-type="float">
            <text:p><text:s text:c="3"/>9,957</text:p>
          </table:table-cell>
          <table:table-cell table:style-name="ce19" office:value-type="float" office:value="507" calcext:value-type="float">
            <text:p><text:s text:c="3"/>507</text:p>
          </table:table-cell>
          <table:table-cell table:style-name="ce27" office:value-type="float" office:value="5.09" calcext:value-type="float">
            <text:p><text:s text:c="3"/>5.09</text:p>
          </table:table-cell>
          <table:table-cell table:style-name="ce19" office:value-type="float" office:value="650" calcext:value-type="float">
            <text:p><text:s text:c="3"/>650</text:p>
          </table:table-cell>
          <table:table-cell table:style-name="ce27" office:value-type="float" office:value="6.53" calcext:value-type="float">
            <text:p><text:s text:c="3"/>6.53</text:p>
          </table:table-cell>
          <table:table-cell table:style-name="ce19" office:value-type="float" office:value="1159" calcext:value-type="float">
            <text:p><text:s text:c="3"/>1,159</text:p>
          </table:table-cell>
          <table:table-cell table:style-name="ce27" office:value-type="float" office:value="11.64" calcext:value-type="float">
            <text:p><text:s text:c="3"/>11.64</text:p>
          </table:table-cell>
          <table:table-cell table:style-name="ce36" office:value-type="float" office:value="666" calcext:value-type="float">
            <text:p><text:s text:c="3"/>666</text:p>
          </table:table-cell>
          <table:table-cell table:style-name="ce27" office:value-type="float" office:value="6.69" calcext:value-type="float">
            <text:p><text:s text:c="3"/>6.69</text:p>
          </table:table-cell>
          <table:table-cell table:style-name="ce43" office:value-type="float" office:value="7863" calcext:value-type="float">
            <text:p><text:s text:c="3"/>7,863</text:p>
          </table:table-cell>
          <table:table-cell table:style-name="ce27" office:value-type="float" office:value="78.97" calcext:value-type="float">
            <text:p><text:s text:c="3"/>78.97</text:p>
          </table:table-cell>
          <table:table-cell table:style-name="ce36" office:value-type="float" office:value="944" calcext:value-type="float">
            <text:p><text:s text:c="3"/>944</text:p>
          </table:table-cell>
          <table:table-cell table:style-name="ce53" office:value-type="float" office:value="9.48" calcext:value-type="float">
            <text:p><text:s text:c="3"/>9.48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10月6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V$44]"/>
        <table:named-expression table:name="rd_t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9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0-07T10:04:42</meta:creation-date>
    <dc:creator>user</dc:creator>
    <dc:date>2010-10-07T10:05:09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